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e826" officeooo:paragraph-rsid="0010e826"/>
    </style:style>
    <style:style style:name="P2" style:family="paragraph" style:parent-style-name="Standard">
      <style:text-properties officeooo:paragraph-rsid="0010e826"/>
    </style:style>
    <style:style style:name="P3" style:family="paragraph" style:parent-style-name="Standard">
      <style:text-properties officeooo:rsid="0012c7dd" officeooo:paragraph-rsid="0012c7dd"/>
    </style:style>
    <style:style style:name="P4" style:family="paragraph" style:parent-style-name="Standard">
      <style:text-properties officeooo:paragraph-rsid="0012c7dd"/>
    </style:style>
    <style:style style:name="P5" style:family="paragraph" style:parent-style-name="Standard">
      <style:text-properties officeooo:rsid="0012ed69" officeooo:paragraph-rsid="0012ed69"/>
    </style:style>
    <style:style style:name="P6" style:family="paragraph" style:parent-style-name="Standard">
      <style:text-properties officeooo:paragraph-rsid="00136a4d"/>
    </style:style>
    <style:style style:name="P7" style:family="paragraph" style:parent-style-name="Standard">
      <style:text-properties officeooo:rsid="00136a4d" officeooo:paragraph-rsid="00136a4d"/>
    </style:style>
    <style:style style:name="P8" style:family="paragraph" style:parent-style-name="Standard">
      <style:text-properties officeooo:rsid="00196bb5" officeooo:paragraph-rsid="00196bb5"/>
    </style:style>
    <style:style style:name="P9" style:family="paragraph" style:parent-style-name="Standard">
      <style:text-properties officeooo:rsid="001bdabd" officeooo:paragraph-rsid="001bdabd"/>
    </style:style>
    <style:style style:name="P10" style:family="paragraph" style:parent-style-name="Standard">
      <style:text-properties officeooo:paragraph-rsid="001e16a6"/>
    </style:style>
    <style:style style:name="P11" style:family="paragraph" style:parent-style-name="Standard">
      <style:text-properties officeooo:rsid="0020a184" officeooo:paragraph-rsid="0020a184"/>
    </style:style>
    <style:style style:name="P12" style:family="paragraph" style:parent-style-name="Standard">
      <style:text-properties officeooo:rsid="002264e9" officeooo:paragraph-rsid="002264e9"/>
    </style:style>
    <style:style style:name="P13" style:family="paragraph" style:parent-style-name="Standard">
      <style:text-properties officeooo:rsid="0012ed69" officeooo:paragraph-rsid="0012ed69"/>
    </style:style>
    <style:style style:name="P14" style:family="paragraph" style:parent-style-name="Standard">
      <style:text-properties officeooo:rsid="00136a4d" officeooo:paragraph-rsid="00136a4d"/>
    </style:style>
    <style:style style:name="P15" style:family="paragraph" style:parent-style-name="Standard">
      <style:text-properties officeooo:paragraph-rsid="00251222"/>
    </style:style>
    <style:style style:name="P16" style:family="paragraph" style:parent-style-name="Standard">
      <style:text-properties officeooo:rsid="002264e9" officeooo:paragraph-rsid="002264e9"/>
    </style:style>
    <style:style style:name="P17" style:family="paragraph" style:parent-style-name="Standard">
      <style:text-properties officeooo:rsid="00196bb5" officeooo:paragraph-rsid="0028c33a"/>
    </style:style>
    <style:style style:name="P18" style:family="paragraph" style:parent-style-name="Standard">
      <style:text-properties officeooo:rsid="002aa34a" officeooo:paragraph-rsid="002aa34a"/>
    </style:style>
    <style:style style:name="P19" style:family="paragraph" style:parent-style-name="Standard">
      <style:text-properties officeooo:paragraph-rsid="002aa34a"/>
    </style:style>
    <style:style style:name="P20" style:family="paragraph" style:parent-style-name="Standard">
      <style:text-properties officeooo:paragraph-rsid="002ae827"/>
    </style:style>
    <style:style style:name="P21" style:family="paragraph" style:parent-style-name="Standard">
      <style:text-properties officeooo:rsid="002c7888" officeooo:paragraph-rsid="002c7888"/>
    </style:style>
    <style:style style:name="P22" style:family="paragraph" style:parent-style-name="Standard">
      <style:text-properties officeooo:rsid="002e0945" officeooo:paragraph-rsid="002e0945"/>
    </style:style>
    <style:style style:name="P23" style:family="paragraph" style:parent-style-name="Standard">
      <style:text-properties officeooo:rsid="002e92c7" officeooo:paragraph-rsid="002e92c7"/>
    </style:style>
    <style:style style:name="P24" style:family="paragraph" style:parent-style-name="Standard">
      <style:text-properties officeooo:rsid="00303e8b" officeooo:paragraph-rsid="002c7888"/>
    </style:style>
    <style:style style:name="P25" style:family="paragraph" style:parent-style-name="Standard">
      <style:text-properties officeooo:rsid="00303e8b" officeooo:paragraph-rsid="00309546"/>
    </style:style>
    <style:style style:name="P26" style:family="paragraph" style:parent-style-name="Standard">
      <style:paragraph-properties fo:break-before="page"/>
      <style:text-properties officeooo:paragraph-rsid="0010e826"/>
    </style:style>
    <style:style style:name="T1" style:family="text">
      <style:text-properties officeooo:rsid="0010e826"/>
    </style:style>
    <style:style style:name="T2" style:family="text">
      <style:text-properties officeooo:rsid="0012c7dd"/>
    </style:style>
    <style:style style:name="T3" style:family="text">
      <style:text-properties officeooo:rsid="0012ed69"/>
    </style:style>
    <style:style style:name="T4" style:family="text">
      <style:text-properties officeooo:rsid="00136a4d"/>
    </style:style>
    <style:style style:name="T5" style:family="text">
      <style:text-properties officeooo:rsid="00154e25"/>
    </style:style>
    <style:style style:name="T6" style:family="text">
      <style:text-properties officeooo:rsid="0016ef0d"/>
    </style:style>
    <style:style style:name="T7" style:family="text">
      <style:text-properties officeooo:rsid="001709d6"/>
    </style:style>
    <style:style style:name="T8" style:family="text">
      <style:text-properties officeooo:rsid="0018a58f"/>
    </style:style>
    <style:style style:name="T9" style:family="text">
      <style:text-properties officeooo:rsid="001bdabd"/>
    </style:style>
    <style:style style:name="T10" style:family="text">
      <style:text-properties officeooo:rsid="001dad70"/>
    </style:style>
    <style:style style:name="T11" style:family="text">
      <style:text-properties officeooo:rsid="001e16a6"/>
    </style:style>
    <style:style style:name="T12" style:family="text">
      <style:text-properties officeooo:rsid="001f3efc"/>
    </style:style>
    <style:style style:name="T13" style:family="text">
      <style:text-properties officeooo:rsid="002264e9"/>
    </style:style>
    <style:style style:name="T14" style:family="text">
      <style:text-properties officeooo:rsid="00251222"/>
    </style:style>
    <style:style style:name="T15" style:family="text">
      <style:text-properties officeooo:rsid="00266f01"/>
    </style:style>
    <style:style style:name="T16" style:family="text">
      <style:text-properties officeooo:rsid="0027e30f"/>
    </style:style>
    <style:style style:name="T17" style:family="text">
      <style:text-properties officeooo:rsid="002aa34a"/>
    </style:style>
    <style:style style:name="T18" style:family="text">
      <style:text-properties officeooo:rsid="002ae827"/>
    </style:style>
    <style:style style:name="T19" style:family="text">
      <style:text-properties officeooo:rsid="002e0945"/>
    </style:style>
    <style:style style:name="T20" style:family="text">
      <style:text-properties officeooo:rsid="003095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7</text:p>
      <text:p text:style-name="P1">Implémentez un modèle de scoring</text:p>
      <text:p text:style-name="P1"/>
      <text:p text:style-name="P1">Note méthodologique</text:p>
      <text:p text:style-name="P1"/>
      <text:p text:style-name="P26"><text:span text:style-name="T1">M</text:span><text:span text:style-name="T17">odélisation</text:span></text:p>
      <text:p text:style-name="P1"/>
      <text:p text:style-name="P3">Le but est d’entraîner un algorithme de classification binaire permettant de prédire la probabilité de défaut de paiement des clients de la société Home Credit, <text:span text:style-name="T9">organisme de prêts bancaires à destination des personnes non bancarisées.</text:span></text:p>
      <text:p text:style-name="P2"><text:span text:style-name="T1">Les données disponibles sont variées et dispersées dans plusieurs fichiers. Il est donc nécessaire de les traiter et de les rassembler dans un même fichier pour les rendre exploitables par </text:span><text:span text:style-name="T2">l’</text:span><text:span text:style-name="T1">algorithme.</text:span></text:p>
      <text:p text:style-name="P2"/>
      <text:p text:style-name="P4"><text:span text:style-name="T2">Les fichiers application_train.csv et application_test.csv contiennent les informations générales sur chacun des clients, </text:span><text:span text:style-name="T3">les données présentes dans ces fichiers ont les mêmes attributs à la cible près (application_train contient l’information d’éventuels défauts de paiement pour chaque client).</text:span></text:p>
      <text:p text:style-name="P6"><text:span text:style-name="T3">Ils contiennent respectivement et </text:span>307511 <text:span text:style-name="T4">et </text:span>48744<text:span text:style-name="T4">clients avec</text:span> 121 <text:span text:style-name="T4">attributs (sans compter la cible) pour chacun d’eux. </text:span><text:span text:style-name="T5">Les informations sont le sexe, l’âge, le nombre de jour dans l’emploi avant la demande </text:span><text:span text:style-name="T6">de prêt</text:span><text:span text:style-name="T5">, </text:span><text:span text:style-name="T6">le type </text:span><text:span text:style-name="T7">et le montant </text:span><text:span text:style-name="T6">d</text:span><text:span text:style-name="T7">u</text:span><text:span text:style-name="T6"> prêt demandé,</text:span><text:span text:style-name="T5"> le fait de posséder certains biens (voiture, téléphone, logement, …), des informations sur l’habitat (logement, région, ville), sur la famille, </text:span><text:span text:style-name="T7">sur l’environnement social</text:span><text:span text:style-name="T5"> </text:span><text:span text:style-name="T6">sur les documents administratifs relatifs au prêt, <text:s/>quelques informations </text:span><text:span text:style-name="T7">bancaires</text:span><text:span text:style-name="T6"> générales (</text:span><text:span text:style-name="T5">revenus annuels, </text:span><text:span text:style-name="T8">n</text:span><text:span text:style-name="T5">ombre</text:span><text:span text:style-name="T8">s</text:span><text:span text:style-name="T5"> de demandes de renseignements au sujet du client</text:span><text:span text:style-name="T8">), </text:span><text:span text:style-name="T9">ainsi que des données diverses de sources extérieures compilées en trois indicateurs quantitatifs normalisés</text:span><text:span text:style-name="T8">.</text:span></text:p>
      <text:p text:style-name="P5">Les données de ces deux fichiers ont été regroupés, la cible étant indiquée manquante (NaN) pour le fichier test.</text:p>
      <text:p text:style-name="P5">Trois clients ont l’indication de genre qui est manquante, ceux-ci sont retirés des données.</text:p>
      <text:p text:style-name="P7">64648 clients ont une valeur aberrante pour l’attribut DAYS_EMPLOYED, avec une distribution de la cible différente de l’ensemble. <text:s/>Cette valeur aberrante est donc remplacée par une valeur manquante (NaN) et un drapeau (attribut booléen) est créé pour indiquer que la valeur était anormale.</text:p>
      <text:p text:style-name="P8">Cinq nouveaux attributs numériques sont ajoutés (pourcentage de jours d'emploi sur la vie totale, ratio des revenus sur le montant du crédit, <text:s/>rentrée d'argent moyenne par personne du foyer, part de l'annuité du crédit dans les rentrées d'argent du foyer et taux de remboursement annuel du prêt).</text:p>
      <text:p text:style-name="P7">Toutes les variables quantitatives sont conservées telles quelles et les variables catégorielles sont encodées par One Hot Encoding (un attribut booléen est crée pour chaque valeur de la variable).</text:p>
      <text:p text:style-name="P8">On obtient ainsi un fichiers de … attributs pour … clients avec … % de valeurs manquantes.</text:p>
      <text:p text:style-name="P8"/>
      <text:p text:style-name="P9">Les fichiers bureau.csv et bureau_balance.csv contiennent les informations sur les crédits antérieurs obtenus par les clients <text:span text:style-name="T10">auprès d’autres organismes</text:span>. <text:span text:style-name="T10">Ces informations sont celles que les autres organismes bancaires ont bien voulu fournir à Home Credit.</text:span></text:p>
      <text:p text:style-name="P10"><text:span text:style-name="T11">Les informations de bureau_balance.csv sont des détails de chacun des prêts mentionné</text:span><text:span text:style-name="T12">s</text:span><text:span text:style-name="T11"> dans bureau.csv. </text:span><text:span text:style-name="T12">Les attributs catégoriels sont encodées par OneHot Encoding puis les informations sont agrégées par prêt. L’agrégat des valeurs qualitative se fait par la moyenne, et celle de la variable MONTH_BALANCE, qui indique le nombre de mois avant la demande actuelle de prêt, se fait par minimum, maximum et nombre de valeurs. La table ainsi obtenue est jointe à la table du fichier bureau.csv.</text:span></text:p>
      <text:p text:style-name="P11">On procède de la même façon avec la nouvelle table : encodage des variables catégorielles <text:span text:style-name="T13">et a</text:span>grégation par <text:span text:style-name="T13">moyenne de tous les attributs pour chaque </text:span>client.</text:p>
      <text:p text:style-name="P12">Deux autres attributs sont créés par agrégation moyenne par client des prêts actifs et des prêts clôturés afin d’avoir une vision plus précise de la capacité de remboursement sur ces anciens prêts.</text:p>
      <text:p text:style-name="P17">On obtient ainsi un fichiers de … attributs pour … clients avec … % de valeurs manquantes.</text:p>
      <text:p text:style-name="P12"/>
      <text:p text:style-name="P15"><text:span text:style-name="T14">On procède de la même façon </text:span><text:span text:style-name="T15">(OneHot Encoding et agrégations par client) </text:span><text:span text:style-name="T14">pour les </text:span><text:span text:style-name="T15">fichiers previous_applications.csv, POS_CASH_balance.csv, instalments_payments.csv et credit_card_balance.csv qui contiennent respectivement les informations sur les crédits obtenus </text:span><text:soft-page-break/><text:span text:style-name="T15">précédemment chez Home Credit, les soldes de ces crédits, </text:span><text:span text:style-name="T16">les mensualités de ces crédits et les soldes des cartes de crédit associés à ces prêts.</text:span></text:p>
      <text:p text:style-name="P17">On obtient ainsi un fichier de … attributs pour … clients avec … % de valeurs manquantes.</text:p>
      <text:p text:style-name="P17"/>
      <text:p text:style-name="P17"/>
      <text:p text:style-name="P18">Choix de l’algorithme <text:span text:style-name="T20">et de la fonction coût</text:span></text:p>
      <text:p text:style-name="P18"/>
      <text:p text:style-name="P19"><text:span text:style-name="T19">Étant</text:span><text:span text:style-name="T17"> donnée </text:span><text:span text:style-name="T18">la problématique et les données, un classifieur par GBDT (Gradient Boost Decision Tree) semble indiqué puisqu’il va pouvoir procéder à la classification sans avoir besoin d’imputer les valeurs manquantes.</text:span></text:p>
      <text:p text:style-name="P20"><text:span text:style-name="T18">La taille du dataset m’incite à choisir LightGBM qui est moins gourmand en ressources mémoires que XGBoost.</text:span></text:p>
      <text:p text:style-name="P25">La fonction coût naturelle pour une classification binaire est la log loss.</text:p>
      <text:p text:style-name="P20"/>
      <text:p text:style-name="P21">Optimisation des paramètres</text:p>
      <text:p text:style-name="P24"/>
      <text:p text:style-name="P21">Le temps d’entraînement d’un classifieur LightGBM sur un dataset de cette taille est très important, l’optimisation des paramètres par gridsearch est donc inenvisageable.</text:p>
      <text:p text:style-name="P22">L’optimisation bayésienne permet d’obtenir des valeurs efficaces des paramètres dans un temps raisonnable.</text:p>
      <text:p text:style-name="P23">Pour cette optimisation, je choisis d’optimiser l’AUROC, ce qui permettra de choisir un seuil de décision en fonction des objectifs métie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4:23:29.190546437</meta:creation-date>
    <dc:date>2020-12-18T20:45:50.825954048</dc:date>
    <meta:editing-duration>PT17H34M28S</meta:editing-duration>
    <meta:editing-cycles>4</meta:editing-cycles>
    <meta:generator>LibreOffice/6.4.6.2$Linux_X86_64 LibreOffice_project/40$Build-2</meta:generator>
    <meta:document-statistic meta:table-count="0" meta:image-count="0" meta:object-count="0" meta:page-count="3" meta:paragraph-count="29" meta:word-count="769" meta:character-count="5158" meta:non-whitespace-character-count="4415"/>
  </office:meta>
</office:document-meta>
</file>